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B380000034E1AF0A33C.svm" manifest:media-type=""/>
  <manifest:file-entry manifest:full-path="Pictures/20000001000001DA000001292337D8EF.svm" manifest:media-type=""/>
  <manifest:file-entry manifest:full-path="Pictures/20000001000006170000015FB58F0E8D.svm" manifest:media-type=""/>
  <manifest:file-entry manifest:full-path="Pictures/2000000100000118000000D86AB3B7FE.svm" manifest:media-type=""/>
  <manifest:file-entry manifest:full-path="Pictures/20000001000001B00000017570003752.svm" manifest:media-type=""/>
  <manifest:file-entry manifest:full-path="Pictures/10000000000000200000002000309F1C.png" manifest:media-type="image/png"/>
  <manifest:file-entry manifest:full-path="Pictures/20000001000001B000000129C1E76D42.svm" manifest:media-type=""/>
  <manifest:file-entry manifest:full-path="Pictures/20000001000001D1000001796749D825.svm" manifest:media-type=""/>
  <manifest:file-entry manifest:full-path="Pictures/2000000100000572000000E9B7F5351E.svm" manifest:media-type=""/>
  <manifest:file-entry manifest:full-path="Pictures/20000002000001D0000000B17E1E1C63.eps" manifest:media-type=""/>
  <manifest:file-entry manifest:full-path="Pictures/2000000100000334000003231E393EC6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left(\mu+1 \right) 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i'=\left(\frac{R_G}{r_i+R_G}\right) 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mu v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9" style:family="graphic" style:parent-style-name="standard">
      <style:graphic-properties TexMathsArgs="12§display§R_L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1" style:family="graphic" style:parent-style-name="standard">
      <style:graphic-properties TexMathsArgs="12§display§r_{o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mu=g_m r_{o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frac{C_s}{\mu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6.657cm" svg:height="2.539cm" svg:x="4.46cm" svg:y="1.468cm">
          <draw:image xlink:href="Pictures/20000002000001D0000000B17E1E1C63.eps" xlink:type="simple" xlink:show="embed" xlink:actuate="onLoad">
            <text:p/>
          </draw:image>
        </draw:frame>
        <draw:frame draw:style-name="gr2" draw:text-style-name="P1" draw:layer="layout" svg:width="1.87cm" svg:height="0.42cm" svg:x="5.763cm" svg:y="2.565cm">
          <draw:image xlink:href="Pictures/20000001000006170000015FB58F0E8D.svm" xlink:type="simple" xlink:show="embed" xlink:actuate="onLoad">
            <text:p/>
          </draw:image>
        </draw:frame>
        <draw:frame draw:style-name="gr3" draw:text-style-name="P1" draw:layer="layout" svg:width="0.568cm" svg:height="0.355cm" svg:x="9.188cm" svg:y="2.855cm">
          <draw:image xlink:href="Pictures/20000001000001DA000001292337D8EF.svm" xlink:type="simple" xlink:show="embed" xlink:actuate="onLoad">
            <text:p/>
          </draw:image>
        </draw:frame>
        <draw:frame draw:style-name="gr4" draw:text-style-name="P1" draw:layer="layout" svg:width="0.517cm" svg:height="0.355cm" svg:x="11.111cm" svg:y="2.855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406cm" svg:height="0.253cm" svg:x="10.224cm" svg:y="2.001cm">
          <draw:image xlink:href="Pictures/2000000100000153000000D433F21394.svm" xlink:type="simple" xlink:show="embed" xlink:actuate="onLoad">
            <text:p/>
          </draw:image>
        </draw:frame>
        <draw:frame draw:style-name="gr6" draw:text-style-name="P1" draw:layer="layout" svg:width="3.445cm" svg:height="1.014cm" svg:x="0.421cm" svg:y="0.481cm">
          <draw:image xlink:href="Pictures/2000000100000B380000034E1AF0A33C.svm" xlink:type="simple" xlink:show="embed" xlink:actuate="onLoad">
            <text:p/>
          </draw:image>
        </draw:frame>
        <draw:frame draw:style-name="gr7" draw:text-style-name="P1" draw:layer="layout" svg:width="0.557cm" svg:height="0.451cm" svg:x="3.909cm" svg:y="2.807cm">
          <draw:image xlink:href="Pictures/20000001000001D1000001796749D825.svm" xlink:type="simple" xlink:show="embed" xlink:actuate="onLoad">
            <text:p/>
          </draw:image>
        </draw:frame>
        <draw:custom-shape draw:style-name="gr8" draw:text-style-name="P1" xml:id="id2" draw:id="id2" draw:layer="layout" svg:width="2.739cm" svg:height="2.275cm" svg:x="9.029cm" svg:y="1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xml:id="id1" draw:id="id1" draw:layer="layout" svg:width="0.517cm" svg:height="0.446cm" svg:x="11.445cm" svg:y="1.091cm">
          <draw:image xlink:href="Pictures/20000001000001B00000017570003752.svm" xlink:type="simple" xlink:show="embed" xlink:actuate="onLoad">
            <text:p/>
          </draw:image>
        </draw:frame>
        <draw:connector draw:style-name="gr10" draw:text-style-name="P1" draw:layer="layout" draw:type="curve" svg:x1="11.445cm" svg:y1="1.314cm" svg:x2="10.399cm" svg:y2="1.74cm" draw:start-shape="id1" draw:start-glue-point="3" draw:end-shape="id2" draw:end-glue-point="4" svg:d="m11445 1314c-698 0-1046 142-1046 426">
          <text:p/>
        </draw:connector>
        <draw:frame draw:style-name="gr11" draw:text-style-name="P1" draw:layer="layout" svg:width="0.335cm" svg:height="0.258cm" svg:x="8.18cm" svg:y="1.868cm">
          <draw:image xlink:href="Pictures/2000000100000118000000D86AB3B7FE.svm" xlink:type="simple" xlink:show="embed" xlink:actuate="onLoad">
            <text:p/>
          </draw:image>
        </draw:frame>
        <draw:frame draw:style-name="gr12" draw:text-style-name="P1" draw:layer="layout" svg:width="1.672cm" svg:height="0.278cm" svg:x="0.421cm" svg:y="1.879cm">
          <draw:image xlink:href="Pictures/2000000100000572000000E9B7F5351E.svm" xlink:type="simple" xlink:show="embed" xlink:actuate="onLoad">
            <text:p/>
          </draw:image>
        </draw:frame>
        <draw:frame draw:style-name="gr13" draw:text-style-name="P1" draw:layer="layout" svg:width="0.983cm" svg:height="0.962cm" svg:x="6.068cm" svg:y="0.37cm">
          <draw:image xlink:href="Pictures/2000000100000334000003231E393EC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0T08:11:33</meta:creation-date>
    <meta:editing-duration>PT36M</meta:editing-duration>
    <meta:editing-cycles>8</meta:editing-cycles>
    <meta:generator>LibreOffice/3.3$Linux LibreOffice_project/330m19$Build-401</meta:generator>
    <dc:title>kkkFigures</dc:title>
    <meta:initial-creator>kkk </meta:initial-creator>
    <dc:date>2014-08-10T12:01:26</dc:date>
    <dc:creator>kkk </dc:creator>
    <meta:document-statistic meta:object-count="13"/>
    <meta:template xlink:type="simple" xlink:actuate="onRequest" xlink:title="kkkFigures" xlink:href="../../../../../.libreoffice/3/user/template/kkkFigures.otg" meta:date="2014-08-10T08:11:32"/>
  </office:meta>
</office:document-meta>
</file>